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018cm" fo:margin-top="0cm" fo:margin-bottom="0cm" table:align="left" style:writing-mode="lr-tb"/>
    </style:style>
    <style:style style:name="Tableau1.A" style:family="table-column">
      <style:table-column-properties style:column-width="4.232cm"/>
    </style:style>
    <style:style style:name="Tableau1.B" style:family="table-column">
      <style:table-column-properties style:column-width="2.409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21cm"/>
    </style:style>
    <style:style style:name="Tableau1.F" style:family="table-column">
      <style:table-column-properties style:column-width="0.501cm"/>
    </style:style>
    <style:style style:name="Tableau1.G" style:family="table-column">
      <style:table-column-properties style:column-width="0.504cm"/>
    </style:style>
    <style:style style:name="Tableau1.H" style:family="table-column">
      <style:table-column-properties style:column-width="0.503cm"/>
    </style:style>
    <style:style style:name="Tableau1.1" style:family="table-row">
      <style:table-row-properties style:min-row-height="1.199cm" fo:keep-together="auto"/>
    </style:style>
    <style:style style:name="Tableau1.A1" style:family="table-cell">
      <style:table-cell-properties style:vertical-align="" fo:padding="0.176cm" fo:border="1pt solid #000000"/>
    </style:style>
    <style:style style:name="Tableau1.B1" style:family="table-cell">
      <style:table-cell-properties style:vertical-align="" fo:padding="0.176cm" fo:border-left="0.75pt solid #000000" fo:border-right="1pt solid #000000" fo:border-top="1pt solid #000000" fo:border-bottom="1pt solid #000000"/>
    </style:style>
    <style:style style:name="Tableau1.2" style:family="table-row">
      <style:table-row-properties style:min-row-height="1.993cm" fo:keep-together="auto"/>
    </style:style>
    <style:style style:name="Tableau1.A2" style:family="table-cell">
      <style:table-cell-properties style:vertical-align="" fo:padding="0.176cm" fo:border-left="1pt solid #000000" fo:border-right="1pt solid #000000" fo:border-top="0.75pt solid #000000" fo:border-bottom="1pt solid #000000"/>
    </style:style>
    <style:style style:name="Tableau1.B2" style:family="table-cell">
      <style:table-cell-properties style:vertical-align="" fo:padding="0.176cm" fo:border-left="0.75pt solid #000000" fo:border-right="1pt solid #000000" fo:border-top="0.75pt solid #000000" fo:border-bottom="1pt solid #000000"/>
    </style:style>
    <style:style style:name="Tableau1.3" style:family="table-row">
      <style:table-row-properties style:min-row-height="4.03cm" fo:keep-together="auto"/>
    </style:style>
    <style:style style:name="Tableau1.4" style:family="table-row">
      <style:table-row-properties style:min-row-height="1.596cm" fo:keep-together="auto"/>
    </style:style>
    <style:style style:name="Tableau1.5" style:family="table-row">
      <style:table-row-properties style:min-row-height="2.417cm" fo:keep-together="auto"/>
    </style:style>
    <style:style style:name="Tableau1.8" style:family="table-row">
      <style:table-row-properties style:min-row-height="0.776cm" fo:keep-together="auto"/>
    </style:style>
    <style:style style:name="Tableau2" style:family="table">
      <style:table-properties style:width="15.69cm" fo:margin-left="0.018cm" fo:margin-top="0cm" fo:margin-bottom="0cm" table:align="left" style:writing-mode="lr-tb"/>
    </style:style>
    <style:style style:name="Tableau2.A" style:family="table-column">
      <style:table-column-properties style:column-width="4.232cm"/>
    </style:style>
    <style:style style:name="Tableau2.B" style:family="table-column">
      <style:table-column-properties style:column-width="2.409cm"/>
    </style:style>
    <style:style style:name="Tableau2.C" style:family="table-column">
      <style:table-column-properties style:column-width="2.406cm"/>
    </style:style>
    <style:style style:name="Tableau2.D" style:family="table-column">
      <style:table-column-properties style:column-width="2.514cm"/>
    </style:style>
    <style:style style:name="Tableau2.E" style:family="table-column">
      <style:table-column-properties style:column-width="2.621cm"/>
    </style:style>
    <style:style style:name="Tableau2.F" style:family="table-column">
      <style:table-column-properties style:column-width="0.501cm"/>
    </style:style>
    <style:style style:name="Tableau2.G" style:family="table-column">
      <style:table-column-properties style:column-width="0.504cm"/>
    </style:style>
    <style:style style:name="Tableau2.H" style:family="table-column">
      <style:table-column-properties style:column-width="0.503cm"/>
    </style:style>
    <style:style style:name="Tableau2.1" style:family="table-row">
      <style:table-row-properties style:min-row-height="1.199cm" fo:keep-together="auto"/>
    </style:style>
    <style:style style:name="Tableau2.A1" style:family="table-cell">
      <style:table-cell-properties style:vertical-align="" fo:padding="0.176cm" fo:border="1pt solid #000000"/>
    </style:style>
    <style:style style:name="Tableau2.B1" style:family="table-cell">
      <style:table-cell-properties style:vertical-align="" fo:padding="0.176cm" fo:border-left="0.75pt solid #000000" fo:border-right="1pt solid #000000" fo:border-top="1pt solid #000000" fo:border-bottom="1pt solid #000000"/>
    </style:style>
    <style:style style:name="Tableau2.2" style:family="table-row">
      <style:table-row-properties style:min-row-height="1.993cm" fo:keep-together="auto"/>
    </style:style>
    <style:style style:name="Tableau2.A2" style:family="table-cell">
      <style:table-cell-properties style:vertical-align="" fo:padding="0.176cm" fo:border-left="1pt solid #000000" fo:border-right="1pt solid #000000" fo:border-top="0.75pt solid #000000" fo:border-bottom="1pt solid #000000"/>
    </style:style>
    <style:style style:name="Tableau2.B2" style:family="table-cell">
      <style:table-cell-properties style:vertical-align="" fo:padding="0.176cm" fo:border-left="0.75pt solid #000000" fo:border-right="1pt solid #000000" fo:border-top="0.75pt solid #000000" fo:border-bottom="1pt solid #000000"/>
    </style:style>
    <style:style style:name="Tableau2.3" style:family="table-row">
      <style:table-row-properties style:min-row-height="4.03cm" fo:keep-together="auto"/>
    </style:style>
    <style:style style:name="Tableau2.4" style:family="table-row">
      <style:table-row-properties style:min-row-height="1.596cm" fo:keep-together="auto"/>
    </style:style>
    <style:style style:name="Tableau2.5" style:family="table-row">
      <style:table-row-properties style:min-row-height="2.417cm" fo:keep-together="auto"/>
    </style:style>
    <style:style style:name="Tableau2.8" style:family="table-row">
      <style:table-row-properties style:min-row-height="0.776cm" fo:keep-together="auto"/>
    </style:style>
    <style:style style:name="P1" style:family="paragraph" style:parent-style-name="normal">
      <style:paragraph-properties fo:text-align="justify" style:justify-single-word="false"/>
    </style:style>
    <style:style style:name="P2" style:family="paragraph" style:parent-style-name="normal">
      <style:paragraph-properties fo:orphans="0" fo:widows="0"/>
      <style:text-properties style:font-name="Calibri" fo:font-size="10pt" style:font-name-asian="Calibri1" style:font-size-asian="10pt" style:font-name-complex="Calibri1" style:font-size-complex="10pt"/>
    </style:style>
    <style:style style:name="P3"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4"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5" style:family="paragraph" style:parent-style-name="normal">
      <style:paragraph-properties fo:orphans="0" fo:widows="0"/>
      <style:text-properties style:font-name="Calibri" fo:font-size="10pt" officeooo:rsid="002c6c3d" officeooo:paragraph-rsid="002c6c3d" style:font-name-asian="Calibri1" style:font-size-asian="10pt" style:font-name-complex="Calibri1" style:font-size-complex="10pt"/>
    </style:style>
    <style:style style:name="P6" style:family="paragraph" style:parent-style-name="normal">
      <style:paragraph-properties fo:orphans="0" fo:widows="0"/>
      <style:text-properties style:font-name="Calibri" fo:font-size="10pt" fo:font-weight="bold" style:font-name-asian="Calibri1" style:font-size-asian="10pt" style:font-weight-asian="bold" style:font-name-complex="Calibri1" style:font-size-complex="10pt"/>
    </style:style>
    <style:style style:name="P7" style:family="paragraph" style:parent-style-name="normal">
      <style:paragraph-properties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8" style:family="paragraph" style:parent-style-name="normal">
      <style:paragraph-properties fo:text-align="justify" style:justify-single-word="false" fo:orphans="0" fo:widows="0"/>
      <style:text-properties style:font-name="Calibri" fo:font-size="10pt" fo:font-weight="bold" style:font-name-asian="Calibri1" style:font-size-asian="10pt" style:font-weight-asian="bold" style:font-name-complex="Calibri1" style:font-size-complex="10pt"/>
    </style:style>
    <style:style style:name="P9" style:family="paragraph" style:parent-style-name="normal">
      <style:paragraph-properties fo:text-align="justify" style:justify-single-word="false"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10" style:family="paragraph" style:parent-style-name="normal">
      <style:paragraph-properties fo:text-align="center" style:justify-single-word="false"/>
      <style:text-properties style:font-name="Calibri" fo:font-size="16pt" fo:font-weight="bold" style:font-name-asian="Calibri1" style:font-size-asian="16pt" style:font-weight-asian="bold" style:font-name-complex="Calibri1" style:font-size-complex="16pt"/>
    </style:style>
    <style:style style:name="P11" style:family="paragraph" style:parent-style-name="normal">
      <style:text-properties style:font-name="Calibri" fo:background-color="#ffff00" style:font-name-asian="Calibri1" style:font-name-complex="Calibri1"/>
    </style:style>
    <style:style style:name="P12" style:family="paragraph" style:parent-style-name="normal">
      <style:text-properties style:font-name="Calibri" fo:font-size="12pt" style:font-name-asian="Calibri1" style:font-size-asian="12pt" style:font-name-complex="Calibri1" style:font-size-complex="12pt"/>
    </style:style>
    <style:style style:name="P13" style:family="paragraph" style:parent-style-name="normal">
      <style:text-properties style:font-name="Calibri" fo:font-size="12pt" officeooo:rsid="001e78f3" style:font-name-asian="Calibri1" style:font-size-asian="12pt" style:font-name-complex="Calibri1" style:font-size-complex="12pt"/>
    </style:style>
    <style:style style:name="P14"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15" style:family="paragraph" style:parent-style-name="normal">
      <style:text-properties style:font-name="Calibri" fo:font-size="12pt" fo:font-weight="bold" style:font-name-asian="Calibri1" style:font-size-asian="12pt" style:font-weight-asian="bold" style:font-name-complex="Calibri1" style:font-size-complex="12pt"/>
    </style:style>
    <style:style style:name="P16"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17" style:family="paragraph" style:parent-style-name="normal">
      <style:paragraph-properties fo:text-align="justify" style:justify-single-word="false"/>
      <style:text-properties style:font-name="Calibri" fo:font-size="12pt" fo:font-weight="bold" officeooo:paragraph-rsid="002aec55" style:font-name-asian="Calibri1" style:font-size-asian="12pt" style:font-weight-asian="bold" style:font-name-complex="Calibri1" style:font-size-complex="12pt"/>
    </style:style>
    <style:style style:name="P18" style:family="paragraph" style:parent-style-name="normal">
      <style:paragraph-properties fo:text-align="justify" style:justify-single-word="false"/>
      <style:text-properties style:font-name="Calibri" fo:font-size="12pt" fo:font-style="italic" style:font-name-asian="Calibri1" style:font-size-asian="12pt" style:font-style-asian="italic" style:font-name-complex="Calibri1" style:font-size-complex="12pt"/>
    </style:style>
    <style:style style:name="P19" style:family="paragraph" style:parent-style-name="normal">
      <style:paragraph-properties fo:text-align="justify" style:justify-single-word="false"/>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P20" style:family="paragraph" style:parent-style-name="normal">
      <style:paragraph-properties fo:text-align="justify" style:justify-single-word="false"/>
      <style:text-properties style:font-name="Calibri" style:font-name-asian="Calibri1" style:font-name-complex="Calibri1"/>
    </style:style>
    <style:style style:name="P21" style:family="paragraph" style:parent-style-name="normal">
      <style:text-properties style:font-name="Calibri" fo:font-size="9pt" style:font-name-asian="Calibri1" style:font-size-asian="9pt" style:font-name-complex="Calibri1" style:font-size-complex="9pt"/>
    </style:style>
    <style:style style:name="P22" style:family="paragraph" style:parent-style-name="normal">
      <style:text-properties fo:font-size="12pt" style:font-size-asian="12pt" style:font-size-complex="12pt"/>
    </style:style>
    <style:style style:name="P23" style:family="paragraph" style:parent-style-name="normal">
      <style:paragraph-properties fo:orphans="0" fo:widows="0"/>
      <style:text-properties officeooo:paragraph-rsid="002aec55"/>
    </style:style>
    <style:style style:name="P24" style:family="paragraph" style:parent-style-name="normal">
      <style:paragraph-properties fo:orphans="0" fo:widows="0"/>
      <style:text-properties officeooo:paragraph-rsid="002c6c3d"/>
    </style:style>
    <style:style style:name="P25" style:family="paragraph" style:parent-style-name="normal">
      <style:paragraph-properties fo:margin-left="1.905cm" fo:margin-right="0cm" fo:text-align="justify" style:justify-single-word="false" fo:text-indent="-0.635cm" style:auto-text-indent="false"/>
    </style:style>
    <style:style style:name="P26"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27" style:family="paragraph" style:parent-style-name="normal">
      <style:paragraph-properties fo:margin-left="1.27cm" fo:margin-right="0cm" fo:text-align="justify" style:justify-single-word="false" fo:text-indent="0cm" style:auto-text-indent="false"/>
    </style:style>
    <style:style style:name="P28"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99b9" style:font-weight-asian="bold" style:font-weight-complex="bold"/>
    </style:style>
    <style:style style:name="P29"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30" style:family="paragraph" style:parent-style-name="normal">
      <style:paragraph-properties fo:margin-left="1.27cm" fo:margin-right="0cm" fo:text-align="justify" style:justify-single-word="false" fo:text-indent="0cm" style:auto-text-indent="false"/>
      <style:text-properties style:font-name="Calibri" fo:font-size="12pt" fo:font-weight="bold" style:font-name-asian="Calibri1" style:font-size-asian="12pt" style:font-weight-asian="bold" style:font-name-complex="Calibri1" style:font-size-complex="12pt"/>
    </style:style>
    <style:style style:name="P31"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32" style:family="paragraph" style:parent-style-name="normal">
      <style:paragraph-properties fo:margin-left="1.235cm" fo:margin-right="0cm" fo:text-align="justify" style:justify-single-word="false" fo:text-indent="0cm" style:auto-text-indent="false"/>
    </style:style>
    <style:style style:name="P33" style:family="paragraph" style:parent-style-name="normal" style:master-page-name="Standard">
      <style:paragraph-properties fo:text-align="center" style:justify-single-word="false" style:page-number="1"/>
      <style:text-properties style:font-name="Calibri" fo:font-size="16pt" fo:font-weight="bold" style:font-name-asian="Calibri1" style:font-size-asian="16pt" style:font-weight-asian="bold" style:font-name-complex="Calibri1" style:font-size-complex="16pt"/>
    </style:style>
    <style:style style:name="P34" style:family="paragraph" style:parent-style-name="normal">
      <style:paragraph-properties fo:text-align="justify" style:justify-single-word="false"/>
      <style:text-properties style:font-name="Calibri" fo:font-size="12pt" style:text-underline-style="solid" style:text-underline-width="auto" style:text-underline-color="font-color" officeooo:paragraph-rsid="002aec55" style:font-name-asian="Calibri1" style:font-size-asian="12pt" style:font-name-complex="Calibri1" style:font-size-complex="12pt"/>
    </style:style>
    <style:style style:name="P35"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36"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37" style:family="paragraph" style:parent-style-name="normal">
      <style:paragraph-properties fo:text-align="justify" style:justify-single-word="false"/>
      <style:text-properties style:font-name="Calibri" fo:font-size="12pt" fo:font-weight="bold" officeooo:rsid="003239e6" officeooo:paragraph-rsid="003239e6" style:font-name-asian="Calibri1" style:font-size-asian="12pt" style:font-weight-asian="bold" style:font-name-complex="Calibri1" style:font-size-complex="12pt" style:font-weight-complex="bold"/>
    </style:style>
    <style:style style:name="P38"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39" style:family="paragraph" style:parent-style-name="normal">
      <style:paragraph-properties fo:orphans="0" fo:widows="0"/>
      <style:text-properties style:font-name="Calibri" fo:font-size="10pt" officeooo:rsid="00311d4a" officeooo:paragraph-rsid="00311d4a" style:font-name-asian="Calibri1" style:font-size-asian="10pt" style:font-name-complex="Calibri1" style:font-size-complex="10pt"/>
    </style:style>
    <style:style style:name="P40"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41" style:family="paragraph" style:parent-style-name="normal">
      <style:paragraph-properties fo:orphans="0" fo:widows="0"/>
      <style:text-properties style:font-name="Calibri" fo:font-size="10pt" officeooo:rsid="003239e6" officeooo:paragraph-rsid="003239e6" style:font-name-asian="Calibri1" style:font-size-asian="10pt" style:font-name-complex="Calibri1" style:font-size-complex="10pt"/>
    </style:style>
    <style:style style:name="P42"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43" style:family="paragraph" style:parent-style-name="normal">
      <style:paragraph-properties fo:margin-left="1.27cm" fo:margin-right="0cm" fo:text-align="justify" style:justify-single-word="false" fo:text-indent="0cm" style:auto-text-indent="false"/>
      <style:text-properties style:font-name="Calibri" fo:font-size="12pt" officeooo:rsid="003239e6" officeooo:paragraph-rsid="003239e6" style:font-name-asian="Calibri1" style:font-size-asian="12pt" style:font-name-complex="Calibri1" style:font-size-complex="12pt"/>
    </style:style>
    <style:style style:name="P44"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80495" officeooo:paragraph-rsid="002041f2" style:font-name-asian="Calibri1" style:font-size-asian="12pt" style:font-weight-asian="bold" style:font-name-complex="Calibri1" style:font-size-complex="12pt" style:font-weight-complex="bold"/>
    </style:style>
    <style:style style:name="P45"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fde02" officeooo:paragraph-rsid="002fde02" style:font-name-asian="Calibri1" style:font-size-asian="12pt" style:font-weight-asian="bold" style:font-name-complex="Calibri1" style:font-size-complex="12pt" style:font-weight-complex="bold"/>
    </style:style>
    <style:style style:name="P46"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3055cc" officeooo:paragraph-rsid="003055cc" style:font-name-asian="Calibri1" style:font-size-asian="12pt" style:font-weight-asian="bold" style:font-name-complex="Calibri1" style:font-size-complex="12pt" style:font-weight-complex="bold"/>
    </style:style>
    <style:style style:name="P47"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48" style:family="paragraph" style:parent-style-name="normal">
      <style:paragraph-properties fo:margin-left="1.27cm" fo:margin-right="0cm" fo:text-align="justify" style:justify-single-word="false" fo:text-indent="0cm" style:auto-text-indent="false"/>
      <style:text-properties style:font-name="Calibri" fo:font-size="12pt" fo:font-style="italic" fo:font-weight="bold" officeooo:rsid="00311d4a" officeooo:paragraph-rsid="00311d4a" style:font-name-asian="Calibri1" style:font-size-asian="12pt" style:font-style-asian="italic" style:font-weight-asian="bold" style:font-name-complex="Calibri1" style:font-size-complex="12pt" style:font-weight-complex="bold"/>
    </style:style>
    <style:style style:name="P49" style:family="paragraph" style:parent-style-name="normal">
      <style:paragraph-properties fo:margin-left="1.27cm" fo:margin-right="0cm" fo:text-align="justify" style:justify-single-word="false" fo:text-indent="0cm" style:auto-text-indent="false"/>
      <style:text-properties fo:font-weight="bold" officeooo:rsid="002279e9" officeooo:paragraph-rsid="002279e9" style:font-weight-asian="bold" style:font-weight-complex="bold"/>
    </style:style>
    <style:style style:name="P50" style:family="paragraph" style:parent-style-name="normal">
      <style:paragraph-properties fo:margin-left="1.27cm" fo:margin-right="0cm" fo:text-align="justify" style:justify-single-word="false" fo:text-indent="0cm" style:auto-text-indent="false"/>
      <style:text-properties fo:font-weight="bold" officeooo:rsid="003055cc" officeooo:paragraph-rsid="003055cc" style:font-weight-asian="bold" style:font-weight-complex="bold"/>
    </style:style>
    <style:style style:name="P51" style:family="paragraph" style:parent-style-name="normal">
      <style:paragraph-properties fo:margin-left="1.27cm" fo:margin-right="0cm" fo:text-align="justify" style:justify-single-word="false" fo:text-indent="0cm" style:auto-text-indent="false"/>
      <style:text-properties fo:font-weight="bold" officeooo:rsid="00311d4a" officeooo:paragraph-rsid="00311d4a" style:font-weight-asian="bold" style:font-weight-complex="bold"/>
    </style:style>
    <style:style style:name="P52" style:family="paragraph" style:parent-style-name="normal">
      <style:paragraph-properties fo:margin-left="1.27cm" fo:margin-right="0cm" fo:text-align="justify" style:justify-single-word="false" fo:text-indent="0cm" style:auto-text-indent="false"/>
      <style:text-properties fo:font-weight="bold" officeooo:rsid="0026a5a8" officeooo:paragraph-rsid="00311d4a" style:font-weight-asian="bold" style:font-weight-complex="bold"/>
    </style:style>
    <style:style style:name="P53" style:family="paragraph" style:parent-style-name="normal">
      <style:paragraph-properties fo:margin-left="1.27cm" fo:margin-right="0cm" fo:text-align="justify" style:justify-single-word="false" fo:text-indent="0cm" style:auto-text-indent="false"/>
    </style:style>
    <style:style style:name="P54" style:family="paragraph" style:parent-style-name="normal">
      <style:paragraph-properties fo:margin-left="1.27cm" fo:margin-right="0cm" fo:text-align="justify" style:justify-single-word="false" fo:text-indent="0cm" style:auto-text-indent="false"/>
      <style:text-properties officeooo:rsid="00311d4a" officeooo:paragraph-rsid="00311d4a"/>
    </style:style>
    <style:style style:name="P55" style:family="paragraph" style:parent-style-name="normal">
      <style:paragraph-properties fo:margin-left="1.905cm" fo:margin-right="0cm" fo:text-align="justify" style:justify-single-word="false" fo:text-indent="-0.635cm" style:auto-text-indent="false"/>
      <style:text-properties officeooo:paragraph-rsid="003239e6"/>
    </style:style>
    <style:style style:name="P56" style:family="paragraph" style:parent-style-name="normal">
      <style:paragraph-properties fo:margin-left="1.905cm" fo:margin-right="0cm" fo:text-align="justify" style:justify-single-word="false" fo:text-indent="-0.635cm" style:auto-text-indent="false"/>
      <style:text-properties officeooo:rsid="003239e6" officeooo:paragraph-rsid="003239e6"/>
    </style:style>
    <style:style style:name="P57"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officeooo:rsid="001e78f3" style:font-name-asian="Calibri1" style:font-size-asian="12pt" style:font-name-complex="Calibri1" style:font-size-complex="12pt"/>
    </style:style>
    <style:style style:name="T4" style:family="text">
      <style:text-properties style:font-name="Calibri" fo:font-size="12pt" officeooo:rsid="0027d6af" style:font-name-asian="Calibri1" style:font-size-asian="12pt" style:font-name-complex="Calibri1" style:font-size-complex="12pt"/>
    </style:style>
    <style:style style:name="T5" style:family="text">
      <style:text-properties style:font-name="Calibri" fo:font-size="12pt" officeooo:rsid="00311d4a" style:font-name-asian="Calibri1" style:font-size-asian="12pt" style:font-name-complex="Calibri1" style:font-size-complex="12pt"/>
    </style:style>
    <style:style style:name="T6" style:family="text">
      <style:text-properties style:font-name="Calibri" fo:font-size="12pt" fo:font-weight="bold" style:font-name-asian="Calibri1" style:font-size-asian="12pt" style:font-weight-asian="bold" style:font-name-complex="Calibri1" style:font-size-complex="12pt"/>
    </style:style>
    <style:style style:name="T7" style:family="text">
      <style:text-properties style:font-name="Calibri" fo:font-size="12pt" fo:font-weight="bold" officeooo:rsid="003239e6" style:font-name-asian="Calibri1" style:font-size-asian="12pt" style:font-weight-asian="bold" style:font-name-complex="Calibri1" style:font-size-complex="12pt"/>
    </style:style>
    <style:style style:name="T8" style:family="text">
      <style:text-properties style:font-name="Calibri" fo:font-size="12pt" fo:font-style="italic" style:font-name-asian="Calibri1" style:font-size-asian="12pt" style:font-style-asian="italic" style:font-name-complex="Calibri1" style:font-size-complex="12pt"/>
    </style:style>
    <style:style style:name="T9"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10"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1"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style:font-name="Calibri" fo:font-weight="bold" style:font-name-asian="Calibri1" style:font-weight-asian="bold" style:font-name-complex="Calibri1"/>
    </style:style>
    <style:style style:name="T13" style:family="text">
      <style:text-properties style:font-name="Calibri" fo:font-size="10pt" fo:font-weight="bold" style:font-name-asian="Calibri1" style:font-size-asian="10pt" style:font-weight-asian="bold" style:font-name-complex="Calibri1" style:font-size-complex="10pt"/>
    </style:style>
    <style:style style:name="T14" style:family="text">
      <style:text-properties style:font-name="Calibri" fo:font-size="10pt" fo:font-weight="bold" officeooo:rsid="002aec55" style:font-name-asian="Calibri1" style:font-size-asian="10pt" style:font-weight-asian="bold" style:font-name-complex="Calibri1" style:font-size-complex="10pt"/>
    </style:style>
    <style:style style:name="T15" style:family="text">
      <style:text-properties style:font-name="Calibri" fo:font-size="10pt" fo:font-weight="bold" officeooo:rsid="002c6c3d" style:font-name-asian="Calibri1" style:font-size-asian="10pt" style:font-weight-asian="bold" style:font-name-complex="Calibri1" style:font-size-complex="10pt"/>
    </style:style>
    <style:style style:name="T16" style:family="text">
      <style:text-properties style:font-name="Calibri" fo:font-size="10pt" style:font-name-asian="Calibri1" style:font-size-asian="10pt" style:font-name-complex="Calibri1" style:font-size-complex="10pt"/>
    </style:style>
    <style:style style:name="T17" style:family="text">
      <style:text-properties style:font-name="Calibri" fo:font-size="10pt" officeooo:rsid="002aec55" style:font-name-asian="Calibri1" style:font-size-asian="10pt" style:font-name-complex="Calibri1" style:font-size-complex="10pt"/>
    </style:style>
    <style:style style:name="T18" style:family="text">
      <style:text-properties style:font-name="Times New Roman" fo:font-size="7pt" style:font-name-asian="Times New Roman1" style:font-size-asian="7pt" style:font-name-complex="Times New Roman1" style:font-size-complex="7pt"/>
    </style:style>
    <style:style style:name="T19" style:family="text">
      <style:text-properties fo:color="#1155cc" loext:opacity="100%" style:font-name="Calibri" fo:font-size="12pt" style:text-underline-style="solid" style:text-underline-width="auto" style:text-underline-color="font-color" style:font-name-asian="Calibri1" style:font-size-asian="12pt" style:font-name-complex="Calibri1" style:font-size-complex="12pt"/>
    </style:style>
    <style:style style:name="T20" style:family="text">
      <style:text-properties officeooo:rsid="002aec55"/>
    </style:style>
    <style:style style:name="T21" style:family="text">
      <style:text-properties officeooo:rsid="002c6c3d"/>
    </style:style>
    <style:style style:name="T22" style:family="text">
      <style:text-properties officeooo:rsid="003055cc"/>
    </style:style>
    <style:style style:name="T23" style:family="text">
      <style:text-properties officeooo:rsid="00311d4a"/>
    </style:style>
    <style:style style:name="T24" style:family="text">
      <style:text-properties style:text-line-through-style="none" style:text-line-through-type="none"/>
    </style:style>
    <style:style style:name="T25" style:family="text">
      <style:text-properties officeooo:rsid="003239e6"/>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text:p>
      <text:p text:style-name="P10">Projet WEB – Conception de documents et d’interfaces numériques</text:p>
      <text:p text:style-name="P22"><text:s/></text:p>
      <text:p text:style-name="P22"><text:s/></text:p>
      <text:p text:style-name="P22"><text:s/></text:p>
      <text:p text:style-name="P11">Ce document, complété par vos soins, sera à rendre avant la présentation client du 19 janvier. Il complètera vos explications ce jour-là. </text:p>
      <text:p text:style-name="P11">Il doit vous servir de fil rouge, et donc être rempli à mesure que vous avancez dans votre projet (merci de répondre dans le corps du document).</text:p>
      <text:p text:style-name="P12"><text:s/></text:p>
      <text:p text:style-name="P12"><text:s/></text:p>
      <text:p text:style-name="P15">1. Noms des étudiants :</text:p>
      <text:p text:style-name="normal"><text:span text:style-name="T2"><text:s/></text:span><text:span text:style-name="T3">Thomas HONG, Carl Bourges, Rafik FRARMA, Al-Qassim MOHAMED</text:span></text:p>
      <text:p text:style-name="P12"><text:s/></text:p>
      <text:p text:style-name="P15">2. Sujet choisi :</text:p>
      <text:p text:style-name="P13">Aiko Watanabe, Maison de la Culture du Japon, 101 bis, Quai Branly, 75015 Paris </text:p>
      <text:p text:style-name="P12"><text:s/></text:p>
      <text:p text:style-name="P15">3. Analyse du besoin : </text:p>
      <text:p text:style-name="P18"><text:s/></text:p>
      <text:p text:style-name="P25"><text:span text:style-name="T12">a.</text:span><text:span text:style-name="T18"> <text:s text:c="4"/></text:span><text:span text:style-name="T12">Demande :</text:span></text:p>
      <text:p text:style-name="P29">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p>
      <text:p text:style-name="P44"/>
      <text:p text:style-name="P45">Je qualifierais la demande du client précise et conscise, les sections voulues sont clairement demandées. Seul la charte graphique a utilisé ne nous est pas précisé, nous devons l’imaginer nous-même. Une billeterie et un système d’échanges, sous entendu de forum nous est demandé ce qui requiert des compétences en plus HTML/CSS. Le public ciblé a bien été spécifié, sachant que le thème reste autour de la culture Japonnaise nous pouvons imaginer le graphisme. Cependant, si possible pour le site web, une idée de comment le structurer, sa mise en page en général serait mieux.</text:p>
      <text:p text:style-name="P45"><text:s/></text:p>
      <text:p text:style-name="P28"/>
      <text:p text:style-name="P29"><text:s/></text:p>
      <text:p text:style-name="P29"/>
      <text:p text:style-name="P29"/>
      <text:p text:style-name="P25"><text:soft-page-break/><text:span text:style-name="T12">b.</text:span><text:span text:style-name="T18"> <text:s text:c="3"/></text:span><text:span text:style-name="T12">Stratégie d’objectifs : </text:span></text:p>
      <text:p text:style-name="P29">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site ? Quels vous semblent être ses objectifs secondaires ? Reformulez ces besoins de manière plus synthétique.</text:p>
      <text:p text:style-name="P46">Premièrement, l’objectif est principal est d’attirer le jeune public déjà accoutumé à la culture japonnaise vers des expositions ou évènements proposés en lien avec le Japon.Deuxièmement, les objectifs secondaires sont de mettre en avant? par le biais des animés et des mangas, l’histoire du Japon, sa culture donc vers le site de la MCJP. Pour ainsi donner à la MCJP plus de visibilité ainsi que sur les réseaux sociaux <text:span text:style-name="T25">et la prommotion de la Japan Expo.</text:span></text:p>
      <text:p text:style-name="P46"/>
      <text:p text:style-name="P46">En somme, promouvoir la MCJP et la culture Japonnaise par le biais de ce que les jeunes connaissent déjà.</text:p>
      <text:p text:style-name="P46"/>
      <text:p text:style-name="P25"><text:span text:style-name="T12">c.</text:span><text:span text:style-name="T18"> <text:s text:c="4"/></text:span><text:span text:style-name="T12">Stratégie de cible : </text:span></text:p>
      <text:p text:style-name="P27"><text:span text:style-name="T2">Quel(s) type(s) d’utilisateurs sont attendus sur ce site ? Quelles attentes seront a priori les leurs, en termes d’informations, d’actions, d’ambiance ? Expliquez votre raisonnement.</text:span></text:p>
      <text:p text:style-name="P49"/>
      <text:p text:style-name="P50">Sur ce site, sont attendus des jeunes adolescents. A priori un site dynamique avec des images et des informations sur les dernières sorties d’animés ou de mangas seront attendus par ces jeunes adolescents.</text:p>
      <text:p text:style-name="P50">En effet, en analysant la concurence on se rend compte que ce sont les sites populaires auprès des adolescents se strucurent: des articles simples, accrocheurs et courts.</text:p>
      <text:p text:style-name="P14"><text:s/></text:p>
      <text:p text:style-name="P25"><text:span text:style-name="T12">d.</text:span><text:span text:style-name="T18"> <text:s text:c="3"/></text:span><text:span text:style-name="T12">Veille concurrentielle (benchmarking) : </text:span></text:p>
      <text:p text:style-name="P29">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p>
      <text:p text:style-name="P29"><text:a xlink:type="simple" xlink:href="https://www.nautiljon.com/" text:style-name="Internet_20_link" text:visited-style-name="Visited_20_Internet_20_Link">Nautiljon.com</text:a> -&gt; <text:span text:style-name="T22">Articles courts simples, bonne présentation de manga et animés + lien vers achat</text:span></text:p>
      <text:p text:style-name="P29"><text:a xlink:type="simple" xlink:href="https://www.adkami.com/" text:style-name="Internet_20_link" text:visited-style-name="Visited_20_Internet_20_Link">ADKami</text:a> -&gt; <text:span text:style-name="T22">Site toujours à jour, fréquence de publication élevée</text:span></text:p>
      <text:p text:style-name="P29"><text:a xlink:type="simple" xlink:href="http://www.anime-kun.net/" text:style-name="Internet_20_link" text:visited-style-name="Visited_20_Internet_20_Link">Anime-Kun </text:a><text:s/>-&gt; <text:span text:style-name="T23">Simple et pas trop surchargé, forum bonne source d’inspiration</text:span></text:p>
      <text:p text:style-name="P27"><text:soft-page-break/><text:a xlink:type="simple" xlink:href="https://myanimelist.net/" text:style-name="Internet_20_link" text:visited-style-name="Visited_20_Internet_20_Link"><text:span text:style-name="T2">MyAnimeList</text:span></text:a><text:span text:style-name="T2"> -&gt; </text:span><text:span text:style-name="T5">Propose des classements d’animés qui suscitent des interactions</text:span></text:p>
      <text:p text:style-name="P54"><text:span text:style-name="T5">L’</text:span><text:span text:style-name="T2">ajout d’un système de vote mensuel pour faire un classement d’animés et/ou mangas serait une bonne idée pour susciter les intercations, ce qui augmenterait le trafic.</text:span></text:p>
      <text:p text:style-name="P18"><text:s/></text:p>
      <text:p text:style-name="P16">4. Détermination des contenus </text:p>
      <text:p text:style-name="P16"><text:s/></text:p>
      <text:p text:style-name="P25"><text:span text:style-name="T12">a.</text:span><text:span text:style-name="T18"> <text:s text:c="4"/></text:span><text:span text:style-name="T12">Rubriques du site</text:span></text:p>
      <text:p text:style-name="P29">A partir de l’analyse des besoins, déterminez les grandes parties (rubriques) qui composeront le site et donnez-leur un titre bref : par exemple, « Qui sommes-nous ? », « Expositions », « L’univers du jeu », etc. </text:p>
      <text:p text:style-name="P29">Chacune de ces rubriques devra ensuite, le cas échéant, être divisée en plusieurs sous rubriques (7 maximum).</text:p>
      <text:p text:style-name="P51">Actualités – Evenements – Billeterie – Forum – Compte </text:p>
      <text:p text:style-name="P30"><text:s/></text:p>
      <text:p text:style-name="P25"><text:span text:style-name="T12">b.</text:span><text:span text:style-name="T18"> <text:s text:c="3"/></text:span><text:span text:style-name="T12">Fonctionnalités</text:span></text:p>
      <text:p text:style-name="P29">Quelles sont les fonctionnalités que vous devrez intégrer au site (formulaires d’adhésion ou de commande, blogs, diaporama, base de données, liens vers d’autres ressources web, etc.) ?</text:p>
      <text:p text:style-name="P52"><text:span text:style-name="T5">-U</text:span><text:span text:style-name="T2">n sytsème de </text:span><text:span text:style-name="T5">compte, base de données</text:span><text:span text:style-name="T2"> </text:span></text:p>
      <text:p text:style-name="P52"><text:span text:style-name="T5">-P</text:span><text:span text:style-name="T2">anier </text:span><text:span text:style-name="T5">achat billeterie</text:span></text:p>
      <text:p text:style-name="P52"><text:span text:style-name="T2">-</text:span><text:span text:style-name="T5">L</text:span><text:span text:style-name="T2">ien vers le site mc</text:span><text:span text:style-name="T5">jp</text:span><text:span text:style-name="T2">, lien vers japane expo. </text:span></text:p>
      <text:p text:style-name="P52"><text:span text:style-name="T4">-</text:span><text:span text:style-name="T5">Système de forum avec interactions et création de discussion, base de données</text:span></text:p>
      <text:p text:style-name="P16"><text:s/></text:p>
      <text:p text:style-name="P25"><text:span text:style-name="T12">c.</text:span><text:span text:style-name="T18"> <text:s text:c="4"/></text:span><text:span text:style-name="T12">Architecture globale du site</text:span></text:p>
      <text:p text:style-name="P27"><text:span text:style-name="T2">Dessinez l’arborescence générale du site (</text:span><text:span text:style-name="T8">cf </text:span><text:span text:style-name="T2">exemple de schéma ci-dessous). </text:span></text:p>
      <text:p text:style-name="P29">- Le nombre de lignes correspond à la « profondeur » du site. On évite la multiplication des niveaux, qui retarde l’accès à l’information recherchée (règle des 3 clics).</text:p>
      <text:p text:style-name="P29">- Le nombre de rubriques en parallèle sur un même niveau correspond à sa « largeur ». </text:p>
      <text:p text:style-name="P29">-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p>
      <text:p text:style-name="P31">RQ : Les fonctionnalités que vous avez listées devront également se greffer sur cette vue d’ensemble.</text:p>
      <text:p text:style-name="P31"/>
      <text:p text:style-name="P48"><text:s/>Catégorie <text:span text:style-name="T24">&gt; Sous catégorie (pour forum) &gt; Contenu &gt; Lien vers d’autres sites ou vers article</text:span></text:p>
      <text:p text:style-name="P31"/>
      <text:p text:style-name="P31"><text:soft-page-break/></text:p>
      <text:p text:style-name="P29"><text:s/></text:p>
      <text:p text:style-name="P29"><text:s/></text:p>
      <text:p text:style-name="P30"><text:s/></text:p>
      <text:p text:style-name="P16"><text:s/></text:p>
      <text:p text:style-name="P25"><text:span text:style-name="T12">d.</text:span><text:span text:style-name="T18"> <text:s text:c="3"/></text:span><text:span text:style-name="T12">Détermination et répartition du contenu</text:span></text:p>
      <text:p text:style-name="P29">Il faut maintenant entrer dans le détail du contenu que vous projetez de mettre en ligne. Pour chaque partie que vous avez déterminée, voyez quels éléments seront à inclure. Cela correspond à des fichiers texte/image/son. </text:p>
      <text:p text:style-name="P27"><text:span text:style-name="T9">Remarque</text:span><text:span text:style-name="T8"> : dans le cadre de cet exercice, </text:span><text:span text:style-name="T9">vous n’aurez pas à réaliser effectivement tous ces documents</text:span><text:span text:style-name="T8">. Seules quelques pages seront complètes. Pour les autres, les parties texte autres seront remplies par du lorem ipsum</text:span><text:span text:style-name="T10">[1]</text:span><text:span text:style-name="T8">, les images par une image type.</text:span></text:p>
      <text:p text:style-name="P29">Vous pouvez réaliser un tableau pour plus de clarté.</text:p>
      <text:p text:style-name="P16"><text:s/></text:p>
      <text:p text:style-name="P16"/>
      <text:p text:style-name="P16"/>
      <text:p text:style-name="P19">Exemple de remplissage du tableau :</text:p>
      <text:p text:style-name="P16"><tex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6"><text:s text:c="29"/>Objets</text:p>
            <text:p text:style-name="P6">Emplacements</text:p>
          </table:table-cell>
          <table:table-cell table:style-name="Tableau1.B1" office:value-type="string">
            <text:p text:style-name="P6">Textes</text:p>
          </table:table-cell>
          <table:table-cell table:style-name="Tableau1.B1" office:value-type="string">
            <text:p text:style-name="P6">Images</text:p>
          </table:table-cell>
          <table:table-cell table:style-name="Tableau1.B1" office:value-type="string">
            <text:p text:style-name="P6">Sons</text:p>
          </table:table-cell>
          <table:table-cell table:style-name="Tableau1.B1" office:value-type="string">
            <text:p text:style-name="P6">Fonctions spécifiques</text:p>
          </table:table-cell>
          <table:table-cell table:style-name="Tableau1.B1" office:value-type="string">
            <text:p text:style-name="P6"><text:s/></text:p>
          </table:table-cell>
          <table:table-cell table:style-name="Tableau1.B1" office:value-type="string">
            <text:p text:style-name="P6"><text:s/></text:p>
          </table:table-cell>
          <table:table-cell table:style-name="Tableau1.B1" office:value-type="string">
            <text:p text:style-name="P6"><text:s/></text:p>
          </table:table-cell>
        </table:table-row>
        <table:table-row table:style-name="Tableau1.2">
          <table:table-cell table:style-name="Tableau1.A2" office:value-type="string">
            <text:p text:style-name="P6">Page d’accueil</text:p>
          </table:table-cell>
          <table:table-cell table:style-name="Tableau1.B2" office:value-type="string">
            <text:p text:style-name="P2">Texte de présentation de l’association</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3">
          <table:table-cell table:style-name="Tableau1.A2" office:value-type="string">
            <text:p text:style-name="P6">Rubrique « Expositions »</text:p>
          </table:table-cell>
          <table:table-cell table:style-name="Tableau1.B2" office:value-type="string">
            <text:p text:style-name="P2">Notices de présentation d’artistes </text:p>
          </table:table-cell>
          <table:table-cell table:style-name="Tableau1.B2" office:value-type="string">
            <text:p text:style-name="P2">Photo attractive pour l’exposition en cours</text:p>
            <text:p text:style-name="P2">+ Diaporama des expositions passé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Rubrique « Excursions proposées »</text:p>
          </table:table-cell>
          <table:table-cell table:style-name="Tableau1.B2" office:value-type="string">
            <text:p text:style-name="P2"><text:s/></text:p>
          </table:table-cell>
          <table:table-cell table:style-name="Tableau1.B2" office:value-type="string">
            <text:p text:style-name="P2">Photo grand angle de la forêt</text:p>
          </table:table-cell>
          <table:table-cell table:style-name="Tableau1.B2" office:value-type="string">
            <text:p text:style-name="P2">Bande son – bruits de la forêt</text:p>
          </table:table-cell>
          <table:table-cell table:style-name="Tableau1.B2" office:value-type="string">
            <text:p text:style-name="P2">Accès au formulaire d’inscription</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ext:soft-page-break/>
        <table:table-row table:style-name="Tableau1.5">
          <table:table-cell table:style-name="Tableau1.A2" office:value-type="string">
            <text:p text:style-name="P6">Sous rubrique « Programmation des concerts »</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Extrait musical du prochain artiste programmé</text:p>
          </table:table-cell>
          <table:table-cell table:style-name="Tableau1.B2" office:value-type="string">
            <text:p text:style-name="P2">Calendrier des manifestation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Dans le forum</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2">Possibilité de participer au forum</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4">
          <table:table-cell table:style-name="Tableau1.A2" office:value-type="string">
            <text:p text:style-name="P6">Dans le blog</text:p>
          </table:table-cell>
          <table:table-cell table:style-name="Tableau1.B2" office:value-type="string">
            <text:p text:style-name="P2">Billets critiques sur des livr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6"><text:s/></text:p>
          </table:table-cell>
          <table:table-cell table:style-name="Tableau1.B2" office:value-type="string">
            <text:p text:style-name="P6"><text:s/></text:p>
          </table:table-cell>
          <table:table-cell table:style-name="Tableau1.B2" office:value-type="string">
            <text:p text:style-name="P6"><text:s/></text:p>
          </table:table-cell>
        </table:table-row>
        <table:table-row table:style-name="Tableau1.8">
          <table:table-cell table:style-name="Tableau1.A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
      <text:p text:style-name="P16"><text:s/></text:p>
      <text:p text:style-name="P16"><text:s/></text:p>
      <text:p text:style-name="P19">Votre tableau :</text:p>
      <text:p text:style-name="P34"/>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7"><text:s text:c="29"/>Objets</text:p>
            <text:p text:style-name="P7">Emplacements</text:p>
          </table:table-cell>
          <table:table-cell table:style-name="Tableau2.B1" office:value-type="string">
            <text:p text:style-name="P7">Textes</text:p>
          </table:table-cell>
          <table:table-cell table:style-name="Tableau2.B1" office:value-type="string">
            <text:p text:style-name="P7">Images</text:p>
          </table:table-cell>
          <table:table-cell table:style-name="Tableau2.B1" office:value-type="string">
            <text:p text:style-name="P7">Sons</text:p>
          </table:table-cell>
          <table:table-cell table:style-name="Tableau2.B1" office:value-type="string">
            <text:p text:style-name="P7">Fonctions spécifiques</text:p>
          </table:table-cell>
          <table:table-cell table:style-name="Tableau2.B1" office:value-type="string">
            <text:p text:style-name="P7"><text:s/></text:p>
          </table:table-cell>
          <table:table-cell table:style-name="Tableau2.B1" office:value-type="string">
            <text:p text:style-name="P7"><text:s/></text:p>
          </table:table-cell>
          <table:table-cell table:style-name="Tableau2.B1" office:value-type="string">
            <text:p text:style-name="P7"><text:s/></text:p>
          </table:table-cell>
        </table:table-row>
        <table:table-row table:style-name="Tableau2.2">
          <table:table-cell table:style-name="Tableau2.A2" office:value-type="string">
            <text:p text:style-name="P7">Page d’accueil</text:p>
          </table:table-cell>
          <table:table-cell table:style-name="Tableau2.B2" office:value-type="string">
            <text:p text:style-name="P4">Textes introduisant des articles</text:p>
            <text:p text:style-name="P39">+ Bienvenue et à qui le site s’adresse</text:p>
          </table:table-cell>
          <table:table-cell table:style-name="Tableau2.B2" office:value-type="string">
            <text:p text:style-name="P3"><text:span text:style-name="T20">Images d’animés, mangas</text:span></text:p>
          </table:table-cell>
          <table:table-cell table:style-name="Tableau2.B2" office:value-type="string">
            <text:p text:style-name="P3"><text:s/><text:span text:style-name="T20">Aucuns</text:span></text:p>
          </table:table-cell>
          <table:table-cell table:style-name="Tableau2.B2" office:value-type="string">
            <text:p text:style-name="P3"><text:span text:style-name="T20">Slider d’images</text:span> </text:p>
            <text:p text:style-name="P41">Barre de recherche</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3">
          <table:table-cell table:style-name="Tableau2.A2" office:value-type="string">
            <text:p text:style-name="P23"><text:span text:style-name="T13">Rubrique « </text:span><text:span text:style-name="T14">Actualités</text:span><text:span text:style-name="T13"> »</text:span></text:p>
          </table:table-cell>
          <table:table-cell table:style-name="Tableau2.B2" office:value-type="string">
            <text:p text:style-name="P23"><text:span text:style-name="T17">Résumé d’articles</text:span><text:span text:style-name="T16"> </text:span></text:p>
          </table:table-cell>
          <table:table-cell table:style-name="Tableau2.B2" office:value-type="string">
            <text:p text:style-name="P4">Miniature sur les articles présentés</text:p>
          </table:table-cell>
          <table:table-cell table:style-name="Tableau2.B2" office:value-type="string">
            <text:p text:style-name="P4">Aucuns</text:p>
          </table:table-cell>
          <table:table-cell table:style-name="Tableau2.B2" office:value-type="string">
            <text:p text:style-name="P3"><text:s/><text:span text:style-name="T20">Lien vers des articles</text:span></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23"><text:span text:style-name="T13">Rubrique « </text:span><text:span text:style-name="T14">Evenements</text:span><text:span text:style-name="T13"> »</text:span></text:p>
          </table:table-cell>
          <table:table-cell table:style-name="Tableau2.B2" office:value-type="string">
            <text:p text:style-name="P3"><text:s/><text:span text:style-name="T20">Texte sur les évènements proposés en relation avec la culture japonnaise</text:span></text:p>
          </table:table-cell>
          <table:table-cell table:style-name="Tableau2.B2" office:value-type="string">
            <text:p text:style-name="P4">Photos des différents évènements présentés</text:p>
          </table:table-cell>
          <table:table-cell table:style-name="Tableau2.B2" office:value-type="string">
            <text:p text:style-name="P4">Aucuns</text:p>
          </table:table-cell>
          <table:table-cell table:style-name="Tableau2.B2" office:value-type="string">
            <text:p text:style-name="P4">Lien vers les sites des évènements + réservation des billets</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ext:soft-page-break/>
        <table:table-row table:style-name="Tableau2.5">
          <table:table-cell table:style-name="Tableau2.A2" office:value-type="string">
            <text:p text:style-name="P23"><text:span text:style-name="T15">R</text:span><text:span text:style-name="T13">ubrique « </text:span><text:span text:style-name="T15">Billeterie</text:span><text:span text:style-name="T13"> »</text:span></text:p>
          </table:table-cell>
          <table:table-cell table:style-name="Tableau2.B2" office:value-type="string">
            <text:p text:style-name="P3"><text:s/><text:span text:style-name="T21">Texte sur <text:s/>les billets disponibles à l’achat</text:span></text:p>
          </table:table-cell>
          <table:table-cell table:style-name="Tableau2.B2" office:value-type="string">
            <text:p text:style-name="P3"><text:s/><text:span text:style-name="T21">Photos des évènements disponibles</text:span></text:p>
          </table:table-cell>
          <table:table-cell table:style-name="Tableau2.B2" office:value-type="string">
            <text:p text:style-name="P5">Aucuns</text:p>
          </table:table-cell>
          <table:table-cell table:style-name="Tableau2.B2" office:value-type="string">
            <text:p text:style-name="P5">Achat, choix multiples de billets</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7">Dans le forum</text:p>
          </table:table-cell>
          <table:table-cell table:style-name="Tableau2.B2" office:value-type="string">
            <text:p text:style-name="P7"><text:s/><text:span text:style-name="T23">x</text:span></text:p>
          </table:table-cell>
          <table:table-cell table:style-name="Tableau2.B2" office:value-type="string">
            <text:p text:style-name="P7"><text:s/><text:span text:style-name="T23">x</text:span></text:p>
          </table:table-cell>
          <table:table-cell table:style-name="Tableau2.B2" office:value-type="string">
            <text:p text:style-name="P7"><text:s/><text:span text:style-name="T23">x</text:span></text:p>
          </table:table-cell>
          <table:table-cell table:style-name="Tableau2.B2" office:value-type="string">
            <text:p text:style-name="P3">Possibilité de participer au forum</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4">
          <table:table-cell table:style-name="Tableau2.A2" office:value-type="string">
            <text:p text:style-name="P24"><text:span text:style-name="T15">R</text:span><text:span text:style-name="T13">ubrique «</text:span><text:span text:style-name="T15">Compte</text:span><text:span text:style-name="T13"> »</text:span></text:p>
          </table:table-cell>
          <table:table-cell table:style-name="Tableau2.B2" office:value-type="string">
            <text:p text:style-name="P39">x</text:p>
          </table:table-cell>
          <table:table-cell table:style-name="Tableau2.B2" office:value-type="string">
            <text:p text:style-name="P3"><text:s/><text:span text:style-name="T23">x</text:span></text:p>
          </table:table-cell>
          <table:table-cell table:style-name="Tableau2.B2" office:value-type="string">
            <text:p text:style-name="P3"><text:s/><text:span text:style-name="T23">x</text:span></text:p>
          </table:table-cell>
          <table:table-cell table:style-name="Tableau2.B2" office:value-type="string">
            <text:p text:style-name="P3"><text:s/><text:span text:style-name="T21">Se connecter pour discuter</text:span></text:p>
          </table:table-cell>
          <table:table-cell table:style-name="Tableau2.B2" office:value-type="string">
            <text:p text:style-name="P7"><text:s/></text:p>
          </table:table-cell>
          <table:table-cell table:style-name="Tableau2.B2" office:value-type="string">
            <text:p text:style-name="P7"><text:s/></text:p>
          </table:table-cell>
          <table:table-cell table:style-name="Tableau2.B2" office:value-type="string">
            <text:p text:style-name="P7"><text:s/></text:p>
          </table:table-cell>
        </table:table-row>
        <table:table-row table:style-name="Tableau2.8">
          <table:table-cell table:style-name="Tableau2.A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
      <text:p text:style-name="P17">5. La charte graphique</text:p>
      <text:p text:style-name="P16"><text:s/></text:p>
      <text:p text:style-name="P20">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p>
      <text:p text:style-name="P14"><text:s/></text:p>
      <text:p text:style-name="P14">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p>
      <text:p text:style-name="P14"><text:s/></text:p>
      <text:p text:style-name="P25"><text:span text:style-name="T12">a.</text:span><text:span text:style-name="T18"> <text:s text:c="4"/></text:span><text:span text:style-name="T12">Le logo :</text:span></text:p>
      <text:p text:style-name="P29">S’il existe, vous devez concevoir un site qui s’harmonise avec lui (couleurs, dynamisme, graphisme), ou du moins l’intègre sans heurts. Dans notre cas, il n’y a pas de logo existant : vous pouvez en créer un, ou bien jouer simplement sur le nom de l’entreprise concernée (choix d’une police, d’une couleur, d’un effet éventuellement). Joignez votre création et expliquez vos choix.</text:p>
      <text:p text:style-name="P29"><text:s/></text:p>
      <text:p text:style-name="P25"><text:span text:style-name="T12">b.</text:span><text:span text:style-name="T18"> <text:s text:c="3"/></text:span><text:span text:style-name="T12">La création d’un univers : </text:span></text:p>
      <text:p text:style-name="P43">Le thème du Japon doit être mis en avant, c’est à dire, des dessins, mais aussi un univers pas trop flashy, reposant pour l’oeil mais dynamique dans sa navigation.</text:p>
      <text:p text:style-name="P29"><text:s/></text:p>
      <text:p text:style-name="P29"/>
      <text:p text:style-name="P29"/>
      <text:p text:style-name="P55"><text:soft-page-break/><text:span text:style-name="T12">c.</text:span><text:span text:style-name="T18"> <text:s text:c="4"/></text:span><text:span text:style-name="T12">Le choix des couleurs</text:span><text:span text:style-name="T6">:</text:span></text:p>
      <text:p text:style-name="P56"><text:span text:style-name="T6">Le gris foncé, noir: à la mode notamment auprès des jeunes, les thèmes sombres, sobre et simple mais esthétique.</text:span></text:p>
      <text:p text:style-name="P55"><text:span text:style-name="T7">Le rouge et rose ainsi que le blanc pour rappeler la Maison de la Culture du Japon de Paris.</text:span></text:p>
      <text:p text:style-name="P29"><text:s/></text:p>
      <text:p text:style-name="P25"><text:span text:style-name="T12">d.</text:span><text:span text:style-name="T18"> <text:s text:c="3"/></text:span><text:span text:style-name="T12">La structuration des pages</text:span></text:p>
      <text:p text:style-name="P29">Le visiteur ayant tendance à toujours chercher les informations là où il a l’habitude de les trouver ailleurs sur le web, les usages ont stabilisé certains éléments de structuration.</text:p>
      <text:p text:style-name="P29">Signalons au passage que la tendance actuelle est d’organiser les pages selon des grilles qui, sur une base de 12 ou 16 colonnes en général, permettent une grande liberté d’organisation tout en fixant des repères clairs.</text:p>
      <text:p text:style-name="P29">Vous pouvez en voir un exemple sur la page suivante :</text:p>
      <text:p text:style-name="P27"><text:a xlink:type="simple" xlink:href="http://960.gs/demo.html" text:style-name="Standard" text:visited-style-name="Standard"><text:span text:style-name="T19">http://960.gs/demo.html</text:span></text:a><text:span text:style-name="T2"> (l’ensemble de ce site offre beaucoup de visuels permettant de se rendre compte de la variété des rendus possibles à partir d’une même grille)</text:span></text:p>
      <text:p text:style-name="P29">Pour plus d’explications sur les grilles, une présentation très claire ci-dessous :</text:p>
      <text:p text:style-name="P27"><text:a xlink:type="simple" xlink:href="http://netmacom.fr/blog/webdesign/le-webdesign-selon-les-grilles.html" text:style-name="Standard" text:visited-style-name="Standard"><text:span text:style-name="T19">http://netmacom.fr/blog/webdesign/le-webdesign-selon-les-grilles.html</text:span></text:a></text:p>
      <text:p text:style-name="P29"><text:s/></text:p>
      <text:p text:style-name="P29">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p>
      <text:p text:style-name="P14"><text:s/></text:p>
      <text:p text:style-name="P16"><text:s/></text:p>
      <text:p text:style-name="P16">6. Réalisation de la page d’accueil</text:p>
      <text:p text:style-name="P16"><text:s/></text:p>
      <text:p text:style-name="P14">Vous allez mettre en pratique votre réflexion sur la charte graphique en concevant votre page d’accueil : sur papier libre ou sur logiciel, réalisez la simulation la plus précise possible de cette page. Elle vous servira de base lors de la réalisation technique du site.</text:p>
      <text:p text:style-name="P14"><text:s/></text:p>
      <text:p text:style-name="P18">Attention ! Restez modeste dans vos choix, vous ne pourrez réaliser que des choses simples.</text:p>
      <text:p text:style-name="P14"><text:s/></text:p>
      <text:p text:style-name="P14">Glanez sur internet les éléments (photos, détails graphiques, etc.) que vous souhaitez insérer dans votre page.</text:p>
      <text:p text:style-name="P14"><text:s/></text:p>
      <text:p text:style-name="P1"><text:span text:style-name="T2">Rédigez les textes que vous souhaitez faire figurer dans cette page (vous pouvez vous inspirer, </text:span><text:span text:style-name="T11">en les personnalisant</text:span><text:span text:style-name="T2">, de textes trouvés sur des sites similaires).</text:span></text:p>
      <text:p text:style-name="P14"><text:soft-page-break/><text:s/></text:p>
      <text:p text:style-name="P14">Expliquez ci-dessous vos choix.</text:p>
      <text:p text:style-name="P14"><text:s/></text:p>
      <text:p text:style-name="P14"><text:s/></text:p>
      <text:p text:style-name="P16">7. Pages suivantes</text:p>
      <text:p text:style-name="P14"><text:s/></text:p>
      <text:p text:style-name="P14">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p>
      <text:p text:style-name="P14"><text:s/></text:p>
      <text:p text:style-name="P14"><text:s/></text:p>
      <text:p text:style-name="P16">8. Référencement</text:p>
      <text:p text:style-name="P16"><text:s/></text:p>
      <text:p text:style-name="P14">Avez-vous travaillé sur les balises pour faciliter le référencement par Google ? Avez-vous joué sur les mots-clés, les liens, etc. ? Expliquez vos choix et vos idées, que vous ayez eu le temps de les réaliser ou non.</text:p>
      <text:p text:style-name="P37">Nous avons liés vers de nombreux sites notamment vers la Maison de la Culture du Japon.</text:p>
      <text:p text:style-name="P37">De plus, plusieurs liens amenant à la Japan expo ont été implémenté.</text:p>
      <text:p text:style-name="P37">Un système de vote pour les meilleurs animés afin d’augmenter le trafic et la fidelité aurait pu être implémenté avec plus de compétences techniques.</text:p>
      <text:p text:style-name="P16"><text:s/></text:p>
      <text:p text:style-name="P16"><text:s/></text:p>
      <text:p text:style-name="P16">9. Accessibilité</text:p>
      <text:p text:style-name="P16"><text:s/></text:p>
      <text:p text:style-name="P14">En quoi avez-vous pris en compte les différents aspects de l’accessibilité durant la réalisation de votre site. Quelles améliorations pourriez-vous y apporter en ce sens ?</text:p>
      <text:p text:style-name="P16"><text:s/><text:span text:style-name="T25">Notre site n’est pas responsive et donc en format mobile et tablette, il est difficile d’accéder à notre site. Le construire responsive augmenterait alors son accessibilité et sa visibilité.</text:span></text:p>
      <text:p text:style-name="P16"><text:s/></text:p>
      <text:p text:style-name="P16">10. Présentation au client – bilan et correctifs</text:p>
      <text:p text:style-name="P14">Lors de la dernière séance de TD, vous devrez présenter votre site à la classe. Il ne sera peut-être pas totalement achevé, mais devra permettre un bon aperçu de vos réalisations (structure, texte, illustrations, graphisme) et de leur ergonomie.</text:p>
      <text:p text:style-name="P14"><text:s/></text:p>
      <text:p text:style-name="P14">Nous procéderons comme s’il s’agissait d’une présentation au client : </text:p>
      <text:p text:style-name="P14"><text:s/></text:p>
      <text:p text:style-name="P25"><text:soft-page-break/><text:span text:style-name="T1">a.</text:span><text:span text:style-name="T18"> <text:s text:c="4"/></text:span><text:span text:style-name="T1">Vous préparerez donc une </text:span><text:span text:style-name="T12">visite commentée</text:span><text:span text:style-name="T1"> du site, expliquant vos propositions et justifiant vos choix (vous pourrez vous appuyer sur ce dossier pour cela).</text:span></text:p>
      <text:p text:style-name="P29"><text:s/></text:p>
      <text:p text:style-name="P25"><text:span text:style-name="T1">b.</text:span><text:span text:style-name="T18"> <text:s text:c="4"/></text:span><text:span text:style-name="T1">Vous solliciterez les réactions et prendrez note des correctifs à apporter et des idées complémentaires qui vous sont venues lors de la discussion.</text:span></text:p>
      <text:p text:style-name="P26"/>
      <text:p text:style-name="P32"><text:span text:style-name="T6">Listez ici ces améliorations</text:span><text:span text:style-name="T2"> à apporter au site en précisant comment vous allez les réaliser.</text:span></text:p>
      <text:p text:style-name="P14"><text:s/></text:p>
      <text:p text:style-name="P25"><text:span text:style-name="T1">c.</text:span><text:span text:style-name="T18"> <text:s text:c="4"/></text:span><text:span text:style-name="T1">Vous intégrerez ces correctifs et améliorations à votre site avant d’en rendre la version définitive.</text:span></text:p>
      <text:p text:style-name="P14"><text:s/></text:p>
      <text:p text:style-name="P14"><text:s/></text:p>
      <text:p text:style-name="normal"/>
      <text:p text:style-name="normal"><draw:rect text:anchor-type="as-char" style:rel-width="100%" draw:z-index="0" draw:name="Forme1" draw:style-name="gr1" draw:text-style-name="P57" svg:width="16.511cm" svg:height="0.054cm"><text:p/></draw:rect></text:p>
      <text:p text:style-name="P21">[1] Voir http://fr.lipsum.com/</text:p>
      <text:p text:style-name="P21">[2] Voir http://fr.lipsum.com/</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18T19:11:28.051000000</dc:date>
    <meta:editing-duration>PT42M10S</meta:editing-duration>
    <meta:editing-cycles>4</meta:editing-cycles>
    <meta:generator>LibreOffice/7.0.3.1$Windows_X86_64 LibreOffice_project/d7547858d014d4cf69878db179d326fc3483e082</meta:generator>
    <meta:document-statistic meta:table-count="2" meta:image-count="0" meta:object-count="0" meta:page-count="9" meta:paragraph-count="281" meta:word-count="2132" meta:character-count="13735" meta:non-whitespace-character-count="11476"/>
  </office:meta>
</office:document-meta>
</file>